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. S. All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4, 1891</text:p>
      <text:p text:style-name="P6">Month<text:tab/><text:tab/><text:tab/><text:tab/><text:tab/><text:tab/>March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4">New York March 24[/ inserted by author]91./</text:p>
      <text:p text:style-name="P2">259 West Forty Fifth Street/</text:p>
      <text:p text:style-name="P3">My dear friend,/</text:p>
      <text:p text:style-name="P3"><text:tab/>Allow me to add my/ congratulations on the happy event/ of today on which you celebrate the/ Fortieth Anniversary of your ministry/ of the congregation "Mickva Israel"/ </text:p>
      <text:p text:style-name="P3"><text:tab/>I well recollect that day, from/ which led to many years of mutual/ friendship to myself and family/ many of whom have gone to their/ Eternal Rest. <text:s/>May the God/ of Israel grant you many more/ years to continue in your steadfast/ Faith and teachings of our Holy/ Religion and with my kindest/ wishes and that of my dear wife/ I am ever Yours Truly/ H. S. Allen/</text:p>
      <text:p text:style-name="P3">Rev Dr.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3:16:09.04</meta:creation-date>
    <meta:document-statistic meta:table-count="0" meta:image-count="0" meta:object-count="0" meta:page-count="2" meta:paragraph-count="66" meta:word-count="280" meta:character-count="1893"/>
    <dc:date>2011-11-22T13:20:15.01</dc:date>
    <dc:creator>Penn Libraries</dc:creator>
    <meta:editing-duration>PT00H04M06S</meta:editing-duration>
    <meta:editing-cycles>1</meta:editing-cycles>
    <meta:generator>OpenOffice.org/3.2$Win32 OpenOffice.org_project/320m12$Build-9483</meta:generator>
  </office:meta>
</office:document-meta>
</file>